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413cm"/>
    </style:style>
    <style:style style:name="gr3" style:family="graphic">
      <style:graphic-properties style:protect="size"/>
    </style:style>
    <style:style style:name="gr4" style:family="graphic">
      <style:graphic-properties draw:stroke="none" svg:stroke-width="0cm" draw:fill="none" draw:textarea-vertical-align="top" draw:auto-grow-height="true" draw:fit-to-size="false" fo:min-height="3.048cm" fo:min-width="5.711cm" fo:padding-top="0.125cm" fo:padding-bottom="0.125cm" fo:padding-left="0.25cm" fo:padding-right="0.25cm" fo:wrap-option="no-wrap"/>
    </style:style>
    <style:style style:name="gr5" style:family="graphic">
      <style:graphic-properties draw:stroke="none" svg:stroke-width="0cm" draw:fill="none" draw:textarea-vertical-align="top" draw:auto-grow-height="true" draw:fit-to-size="false" fo:min-height="0.764cm" fo:min-width="5.08cm" fo:padding-top="0.125cm" fo:padding-bottom="0.125cm" fo:padding-left="0.25cm" fo:padding-right="0.25cm" fo:wrap-option="no-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1.187cm" fo:min-width="11.858cm" fo:padding-top="0.125cm" fo:padding-bottom="0.125cm" fo:padding-left="0.25cm" fo:padding-right="0.25cm" fo:wrap-option="no-wrap"/>
    </style:style>
    <style:style style:name="gr7" style:family="graphic">
      <style:graphic-properties draw:stroke="none" svg:stroke-width="0cm" draw:fill="none" draw:textarea-vertical-align="top" draw:auto-grow-height="true" draw:fit-to-size="false" fo:min-height="0.764cm" fo:min-width="6.354cm" fo:padding-top="0.125cm" fo:padding-bottom="0.125cm" fo:padding-left="0.25cm" fo:padding-right="0.25cm" fo:wrap-option="no-wrap"/>
    </style:style>
    <style:style style:name="gr8" style:family="graphic">
      <style:graphic-properties draw:stroke="none" svg:stroke-width="0cm" draw:fill="none" draw:textarea-vertical-align="top" draw:auto-grow-height="true" draw:fit-to-size="false" fo:min-height="2.288cm" fo:min-width="15.871cm" fo:padding-top="0.125cm" fo:padding-bottom="0.125cm" fo:padding-left="0.25cm" fo:padding-right="0.25cm" fo:wrap-option="no-wrap"/>
    </style:style>
    <style:style style:name="gr9" style:family="graphic">
      <style:graphic-properties draw:stroke="none" svg:stroke-width="0cm" draw:fill="none" draw:textarea-vertical-align="top" draw:auto-grow-height="true" draw:fit-to-size="false" fo:min-height="3.05cm" fo:min-width="15.345cm" fo:padding-top="0.125cm" fo:padding-bottom="0.125cm" fo:padding-left="0.25cm" fo:padding-right="0.25cm" fo:wrap-option="no-wrap"/>
    </style:style>
    <style:style style:name="gr10" style:family="graphic">
      <style:graphic-properties draw:stroke="none" svg:stroke-width="0cm" draw:fill="none" draw:textarea-vertical-align="top" draw:auto-grow-height="true" draw:fit-to-size="false" fo:min-height="0.764cm" fo:min-width="13.97cm" fo:padding-top="0.125cm" fo:padding-bottom="0.125cm" fo:padding-left="0.25cm" fo:padding-right="0.25cm" fo:wrap-option="no-wrap"/>
    </style:style>
    <style:style style:name="gr11" style:family="graphic">
      <style:graphic-properties draw:stroke="none" svg:stroke-width="0cm" draw:fill="none" draw:textarea-vertical-align="top" draw:auto-grow-height="true" draw:fit-to-size="false" fo:min-height="0.764cm" fo:min-width="5.719cm" fo:padding-top="0.125cm" fo:padding-bottom="0.125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true" draw:fit-to-size="false" fo:min-height="4.572cm" fo:min-width="20.316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6" style:family="paragraph">
      <style:text-properties fo:font-size="20pt"/>
    </style:style>
    <style:style style:name="T1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b2b2b2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57cm" svg:height="1.436cm" svg:x="7.005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4cm" svg:height="5.585cm" svg:x="1.729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9.163cm" svg:height="5.976cm" svg:x="4cm" svg:y="10.624cm">
          <draw:text-box>
            <text:p>定義言語 tq：</text:p>
            <text:p>&lt;head&gt;::=&lt;ref-label&gt;?&lt;reference&gt;?&lt;operator&gt;?&lt;name&gt;?&lt;bind&gt;?;</text:p>
            <text:p>&lt;ref-label&gt;::=(’#’|’##’)&lt;num&gt;+;</text:p>
            <text:p>&lt;reference&gt;::=’$’(’#’|’##’)&lt;num&gt;+;</text:p>
            <text:p>&lt;operator&gt;::=’{’&lt;name&gt;’}’;</text:p>
            <text:p>&lt;name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3.529cm" svg:y="3.7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2cm" svg:height="1.013cm" svg:x="3.486cm" svg:y="2.4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46cm" svg:height="3.297cm" svg:x="0.624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</text:span><text:span text:style-name="T2">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3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4" draw:text-style-name="P5" draw:layer="Layout" svg:width="8.072cm" svg:height="4.821cm" svg:x="0.662cm" svg:y="11.463cm">
          <text:p text:style-name="P4"><text:span text:style-name="T2">- ex.1</text:span><text:span text:style-name="T2">：</text:span></text:p>
          <text:p text:style-name="P4"><text:span text:style-name="T2"><text:s text:c="2"/></text:span><text:span text:style-name="T2">[1] =&gt; [1]%(A)</text:span></text:p>
          <text:p text:style-name="P4"><text:span text:style-name="T2">- ex.2</text:span><text:span text:style-name="T2">：</text:span></text:p>
          <text:p text:style-name="P4"><text:span text:style-name="T2"><text:s text:c="2"/></text:span><text:span text:style-name="T2">[2] =&gt; [2]%(A,B)</text:span></text:p>
          <text:p text:style-name="P4"><text:span text:style-name="T2">- ex.3</text:span><text:span text:style-name="T2">：</text:span></text:p>
          <text:p text:style-name="P4"><text:span text:style-name="T2"><text:s text:c="2"/></text:span><text:span text:style-name="T2">[2]([2]) =&gt; </text:span><text:span text:style-name="T2">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5" draw:text-style-name="P5" draw:layer="Layout" svg:width="5.579cm" svg:height="1.013cm" svg:x="0.169cm" svg:y="10.462cm">
          <text:p text:style-name="P4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6" draw:text-style-name="P5" draw:layer="Layout" svg:width="12.357cm" svg:height="1.436cm" svg:x="7.005cm" svg:y="0.691cm">
          <text:p text:style-name="P4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7" draw:text-style-name="P5" draw:layer="Layout" svg:width="6.853cm" svg:height="1.013cm" svg:x="0.265cm" svg:y="3.6cm">
          <text:p text:style-name="P4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8" draw:text-style-name="P5" draw:layer="Layout" svg:width="16.372cm" svg:height="2.537cm" svg:x="0.831cm" svg:y="4.663cm">
          <text:p text:style-name="P4"><text:span text:style-name="T2">- </text:span><text:span text:style-name="T2">構造（ノード）に「値」をバインドするための表現</text:span></text:p>
          <text:p text:style-name="P4"><text:span text:style-name="T2">- </text:span><text:span text:style-name="T2">対象はリーフノードのみ</text:span></text:p>
          <text:p text:style-name="P4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9" draw:text-style-name="P5" draw:layer="Layout" svg:width="15.844cm" svg:height="3.299cm" svg:x="1.482cm" svg:y="11.43cm">
          <text:p text:style-name="P4"><text:span text:style-name="T2">- CSV</text:span><text:span text:style-name="T2">から</text:span><text:span text:style-name="T2">NS3</text:span><text:span text:style-name="T2">形式への変換</text:span></text:p>
          <text:p text:style-name="P4"><text:span text:style-name="T2">- </text:span><text:span text:style-name="T2">複数</text:span><text:span text:style-name="T2">CSV</text:span><text:span text:style-name="T2">ファイルの統合</text:span></text:p>
          <text:p text:style-name="P4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4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0" draw:text-style-name="P5" draw:layer="Layout" svg:width="14.469cm" svg:height="1.013cm" svg:x="0.131cm" svg:y="10.462cm">
          <text:p text:style-name="P4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6" draw:text-style-name="P5" draw:layer="Layout" svg:width="12.357cm" svg:height="1.436cm" svg:x="7.005cm" svg:y="0.691cm">
          <text:p text:style-name="P4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1" draw:text-style-name="P5" draw:layer="Layout" svg:width="6.218cm" svg:height="1.013cm" svg:x="0.182cm" svg:y="3.6cm">
          <text:p text:style-name="P4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2" draw:text-style-name="P5" draw:layer="Layout" svg:width="20.815cm" svg:height="4.821cm" svg:x="0.623cm" svg:y="4.501cm">
          <text:p text:style-name="P4"><text:span text:style-name="T2">- </text:span><text:span text:style-name="T2">より高度な操作に対応するため”オペレータ”の概念を導入</text:span></text:p>
          <text:p text:style-name="P4"><text:span text:style-name="T2">- </text:span><text:span text:style-name="T2">木構造の変更を伴う効果をもたらすものはオペレータとする</text:span></text:p>
          <text:p text:style-name="P4"><text:span text:style-name="T2"><text:s text:c="2"/></text:span><text:span text:style-name="T2">（項参照は言語構造そのものなのでオペレータではない）</text:span></text:p>
          <text:p text:style-name="P4"><text:span text:style-name="T2">- </text:span><text:span text:style-name="T2">それ以外の効果をもたらすものも、場合によってはオペレータとする</text:span></text:p>
          <text:p text:style-name="P4"><text:span text:style-name="T2">- </text:span><text:span text:style-name="T2">今まで関数としていたものはあらたにオペレータと呼ぶ</text:span></text:p>
          <text:p text:style-name="P4"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667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2" draw:layer="layout" svg:width="15.286cm" svg:height="4.823cm" svg:x="1.492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3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3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3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$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3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3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3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3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3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3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3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3" draw:text-style-name="P3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3" draw:text-style-name="P3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3" draw:text-style-name="P3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$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4" draw:text-style-name="P3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3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3" draw:text-style-name="P3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3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日付プレースホルダー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コンテンツ プレースホルダー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マスター テキストの書式設定</text:span></text:p>
              <text:list>
                <text:list-item>
                  <text:p text:style-name="MP9"><text:span text:style-name="MT5">第 </text:span><text:span text:style-name="MT5">2 </text:span><text:span text:style-name="MT5">レベル</text:span></text:p>
                  <text:list>
                    <text:list-item>
                      <text:p text:style-name="MP10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1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1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71</meta:editing-cycles>
    <meta:creation-date>2020-04-16T04:11:41</meta:creation-date>
    <dc:date>2020-06-11T13:36:52.303635393</dc:date>
    <meta:editing-duration>PT4H42M21S</meta:editing-duration>
    <meta:generator>LibreOffice/4.1.6.2$MacOSX_x86 LibreOffice_project/40ff705089295be5be0aae9b15123f687c05b0a</meta:generator>
    <meta:document-statistic meta:object-count="163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